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6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8" draw:text-style-name="P1" xml:id="id16" draw:id="id16" draw:layer="layout" svg:width="1.433cm" svg:height="1.365cm" svg:x="22.257cm" svg:y="12.22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2" draw:id="id12" draw:layer="layout" svg:width="1.228cm" svg:height="0.962cm" svg:x="22.37cm" svg:y="11.361cm">
          <draw:text-box>
            <text:p text:style-name="P5"><text:span text:style-name="T4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8" draw:text-style-name="P1" draw:layer="layout" svg:width="1.433cm" svg:height="1.365cm" svg:x="20.557cm" svg:y="15.72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7" draw:id="id17" draw:layer="layout" svg:width="1.292cm" svg:height="0.962cm" svg:x="20.7cm" svg:y="14.862cm">
          <draw:text-box>
            <text:p text:style-name="P5"><text:span text:style-name="T4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9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7" draw:layer="layout" svg:width="19.898cm" svg:height="1.28cm" svg:x="5.907cm" svg:y="18.468cm">
          <draw:text-box>
            <text:p><text:span text:style-name="T1">Increase by </text:span><text:span text:style-name="T5">∆</text:span><text:span text:style-name="T6"> = 1 the value at index 12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15:33.317654319</dc:date>
    <dc:creator>elucterio </dc:creator>
    <meta:editing-duration>P1DT1H9M50S</meta:editing-duration>
    <meta:editing-cycles>45</meta:editing-cycles>
    <meta:generator>LibreOffice/4.2.8.2$Linux_X86_64 LibreOffice_project/420m0$Build-2</meta:generator>
    <meta:document-statistic meta:object-count="75"/>
  </office:meta>
</office:document-meta>
</file>